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font-name="Times New Roman1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4"><text:span text:style-name="T6">do text</text:span></text:p><text:p text:style-name="P4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P3"/>
      <text:p text:style-name="UrbanBody"/>
      <text:p text:style-name="UrbanBody"><office:annotation><dc:creator>Gauthier Bastien</dc:creator><dc:date>2011-02-16T16:12:24</dc:date><text:p text:style-name="P4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<text:s/>sur la parcelle sise <text:text-input text:description="Lieu des travaux">self.getWorkLocationSignaletic()</text:text-input><text:s/>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3"><text:text-input text:description="Décision">self.decision.upper()</text:text-input></text:span><text:span text:style-name="T3"><text:s/></text:span>sur le projet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11-15T14:03:25.924358802</dc:date>
    <dc:language>fr-FR</dc:language>
    <meta:editing-cycles>66</meta:editing-cycles>
    <meta:editing-duration>P1DT8H57M1S</meta:editing-duration>
    <meta:document-statistic meta:table-count="0" meta:image-count="0" meta:object-count="0" meta:page-count="1" meta:paragraph-count="17" meta:word-count="163" meta:character-count="1069" meta:non-whitespace-character-count="947"/>
    <meta:user-defined meta:name="Info 1"/>
    <meta:user-defined meta:name="Info 2"/>
    <meta:user-defined meta:name="Info 3"/>
    <meta:user-defined meta:name="Info 4"/>
  </office:meta>
</office:document-meta>
</file>